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" svg:font-family="'Times New Roman'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1569in" fo:margin-left="0.4215in" table:align="left" style:writing-mode="lr-tb"/>
    </style:style>
    <style:style style:name="Table1.A" style:family="table-column">
      <style:table-column-properties style:column-width="1.6375in"/>
    </style:style>
    <style:style style:name="Table1.B" style:family="table-column">
      <style:table-column-properties style:column-width="4.51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.0785in" fo:padding-bottom="0.0785in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75in" fo:padding-right="0.075in" fo:padding-top="0.0785in" fo:padding-bottom="0.0785in" fo:border="0.5pt solid #000000" style:writing-mode="lr-tb"/>
    </style:style>
    <style:style style:name="Table2" style:family="table">
      <style:table-properties style:width="6.6569in" fo:margin-left="-0.0785in" table:align="left" style:writing-mode="lr-tb"/>
    </style:style>
    <style:style style:name="Table2.A" style:family="table-column">
      <style:table-column-properties style:column-width="1.6625in"/>
    </style:style>
    <style:style style:name="Table2.D" style:family="table-column">
      <style:table-column-properties style:column-width="1.669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.0785in" fo:padding-bottom="0.0785in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075in" fo:padding-right="0.075in" fo:padding-top="0.0785in" fo:padding-bottom="0.0785in" fo:border="0.5pt solid #000000" style:writing-mode="lr-tb"/>
    </style:style>
    <style:style style:name="Table3" style:family="table">
      <style:table-properties style:width="6.6569in" fo:margin-left="-0.0785in" table:align="left" style:writing-mode="lr-tb"/>
    </style:style>
    <style:style style:name="Table3.A" style:family="table-column">
      <style:table-column-properties style:column-width="1.6625in"/>
    </style:style>
    <style:style style:name="Table3.D" style:family="table-column">
      <style:table-column-properties style:column-width="1.669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.0785in" fo:padding-bottom="0.0785in" fo:border-left="0.5pt solid #000000" fo:border-right="none" fo:border-top="0.5pt solid #000000" fo:border-bottom="0.5pt solid #000000" style:writing-mode="lr-tb"/>
    </style:style>
    <style:style style:name="Table3.D1" style:family="table-cell">
      <style:table-cell-properties style:vertical-align="top" fo:padding-left="0.075in" fo:padding-right="0.075in" fo:padding-top="0.0785in" fo:padding-bottom="0.0785in" fo:border="0.5pt solid #000000" style:writing-mode="lr-tb"/>
    </style:style>
    <style:style style:name="Table4" style:family="table">
      <style:table-properties style:width="6.6569in" fo:margin-left="-0.0785in" table:align="left" style:writing-mode="lr-tb"/>
    </style:style>
    <style:style style:name="Table4.A" style:family="table-column">
      <style:table-column-properties style:column-width="1.6625in"/>
    </style:style>
    <style:style style:name="Table4.D" style:family="table-column">
      <style:table-column-properties style:column-width="1.669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.0785in" fo:padding-bottom="0.0785in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top" fo:padding-left="0.075in" fo:padding-right="0.075in" fo:padding-top="0.0785in" fo:padding-bottom="0.0785in" fo:border="0.5pt solid #000000" style:writing-mode="lr-tb"/>
    </style:style>
    <style:style style:name="Table5" style:family="table">
      <style:table-properties style:width="6.6569in" fo:margin-left="-0.0785in" table:align="left" style:writing-mode="lr-tb"/>
    </style:style>
    <style:style style:name="Table5.A" style:family="table-column">
      <style:table-column-properties style:column-width="1.6625in"/>
    </style:style>
    <style:style style:name="Table5.D" style:family="table-column">
      <style:table-column-properties style:column-width="1.669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.0785in" fo:padding-bottom="0.0785in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top" fo:padding-left="0.075in" fo:padding-right="0.075in" fo:padding-top="0.0785in" fo:padding-bottom="0.0785in" fo:border="0.5pt solid #000000" style:writing-mode="lr-tb"/>
    </style:style>
    <style:style style:name="Table6" style:family="table">
      <style:table-properties style:width="6.6569in" fo:margin-left="-0.0785in" table:align="left" style:writing-mode="lr-tb"/>
    </style:style>
    <style:style style:name="Table6.A" style:family="table-column">
      <style:table-column-properties style:column-width="1.6625in"/>
    </style:style>
    <style:style style:name="Table6.D" style:family="table-column">
      <style:table-column-properties style:column-width="1.669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.0785in" fo:padding-bottom="0.0785in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top" fo:padding-left="0.075in" fo:padding-right="0.075in" fo:padding-top="0.0785in" fo:padding-bottom="0.0785in" fo:border="0.5pt solid #000000" style:writing-mode="lr-tb"/>
    </style:style>
    <style:style style:name="P1" style:family="paragraph" style:parent-style-name="Colorful_20_List_20_-_20_Accent_20_1" style:list-style-name="WW8Num2"/>
    <style:style style:name="P2" style:family="paragraph" style:parent-style-name="Colorful_20_List_20_-_20_Accent_20_1" style:list-style-name="WW8Num3"/>
    <style:style style:name="P3" style:family="paragraph" style:parent-style-name="Colorful_20_List_20_-_20_Accent_20_1">
      <style:text-properties style:font-name-asian="Calibri" style:font-name-complex="Calibri"/>
    </style:style>
    <style:style style:name="P4" style:family="paragraph" style:parent-style-name="Colorful_20_List_20_-_20_Accent_20_1" style:list-style-name="WW8Num1"/>
    <style:style style:name="P5" style:family="paragraph" style:parent-style-name="Colorful_20_List_20_-_20_Accent_20_1">
      <style:text-properties officeooo:rsid="0011b344" officeooo:paragraph-rsid="0011b344"/>
    </style:style>
    <style:style style:name="P6" style:family="paragraph" style:parent-style-name="Colorful_20_List_20_-_20_Accent_20_1">
      <style:paragraph-properties fo:margin-left="0in" fo:margin-right="0in" fo:text-indent="0in" style:auto-text-indent="false"/>
    </style:style>
    <style:style style:name="P7" style:family="paragraph" style:parent-style-name="Colorful_20_List_20_-_20_Accent_20_1">
      <style:paragraph-properties fo:margin-left="0in" fo:margin-right="0in" fo:text-align="center" style:justify-single-word="false" fo:text-indent="0in" style:auto-text-indent="false"/>
    </style:style>
    <style:style style:name="P8" style:family="paragraph" style:parent-style-name="Colorful_20_List_20_-_20_Accent_20_1">
      <style:paragraph-properties fo:margin-left="0in" fo:margin-right="0in" fo:text-indent="0in" style:auto-text-indent="false" style:snap-to-layout-grid="false"/>
    </style:style>
    <style:style style:name="P9" style:family="paragraph" style:parent-style-name="Colorful_20_List_20_-_20_Accent_20_1">
      <style:paragraph-properties fo:margin-left="0in" fo:margin-right="0in" fo:text-indent="0in" style:auto-text-indent="false"/>
      <style:text-properties style:font-name="Times New Roman1" fo:font-size="11pt" style:font-size-asian="11pt" style:font-size-complex="11pt"/>
    </style:style>
    <style:style style:name="P10" style:family="paragraph" style:parent-style-name="Colorful_20_List_20_-_20_Accent_20_1" style:list-style-name="WW8Num2">
      <style:paragraph-properties fo:margin-left="0in" fo:margin-right="0in" fo:text-indent="0in" style:auto-text-indent="false"/>
      <style:text-properties style:font-name="Times New Roman1" fo:font-size="11pt" style:font-size-asian="11pt" style:font-size-complex="11pt"/>
    </style:style>
    <style:style style:name="P11" style:family="paragraph" style:parent-style-name="Colorful_20_List_20_-_20_Accent_20_1" style:list-style-name="WW8Num2">
      <style:paragraph-properties fo:margin-left="0in" fo:margin-right="0in" fo:text-indent="0in" style:auto-text-indent="false"/>
      <style:text-properties officeooo:rsid="00139c6b" officeooo:paragraph-rsid="00139c6b"/>
    </style:style>
    <style:style style:name="P12" style:family="paragraph" style:parent-style-name="Colorful_20_List_20_-_20_Accent_20_1">
      <style:paragraph-properties fo:margin-left="0in" fo:margin-right="0in" fo:text-indent="0in" style:auto-text-indent="false"/>
      <style:text-properties officeooo:rsid="00139c6b" officeooo:paragraph-rsid="00139c6b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4" style:family="paragraph" style:parent-style-name="Standard">
      <style:paragraph-properties style:snap-to-layout-grid="false"/>
      <style:text-properties fo:font-size="14pt" style:font-size-asian="14pt"/>
    </style:style>
    <style:style style:name="P15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ourier New"/>
    </style:style>
    <style:style style:name="T3" style:family="text">
      <style:text-properties style:font-name="Courier New" style:font-name-complex="Courier New"/>
    </style:style>
    <style:style style:name="T4" style:family="text">
      <style:text-properties style:font-name-asian="Calibri" style:font-name-complex="Calibri"/>
    </style:style>
    <style:style style:name="T5" style:family="text">
      <style:text-properties officeooo:rsid="0011b344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ame: <text:s/><text:span text:style-name="T5">Max</text:span><text:line-break/>Date: </text:p>
      <text:p text:style-name="Heading">Magpie Chatbot Lab</text:p>
      <text:p text:style-name="Standard"><text:span text:style-name="T1">Directions</text:span>: Make note of your responses to the following questions as you work through activities 1, 2, and 3 of the AP Computer Science Lab: Magpie.</text:p>
      <text:h text:style-name="Heading_20_1" text:outline-level="1">Activity 1</text:h>
      <text:list xml:id="list1507897488" text:style-name="WW8Num2">
        <text:list-item>
          <text:p text:style-name="P1">Which chatbot did you use? </text:p>
        </text:list-item>
      </text:list>
      <text:p text:style-name="P5">A.L.I.C.E.</text:p>
      <text:list xml:id="list140027927965046" text:continue-numbering="true" text:style-name="WW8Num2">
        <text:list-item>
          <text:p text:style-name="P1">Paste your conversation with the chatbot below.</text:p>
        </text:list-item>
      </text:list>
      <text:p text:style-name="P9"><text:span text:style-name="T7">Human:</text:span><text:span text:style-name="T6"> </text:span><text:span text:style-name="T7">Dont you know everything</text:span><text:line-break/><text:span text:style-name="T7">A.L.I.C.E:</text:span><text:span text:style-name="T6"> </text:span><text:span text:style-name="T7">Don't you? I know that which is true, believable and justified.</text:span><text:line-break/><text:line-break/><text:span text:style-name="T7">Human:</text:span><text:span text:style-name="T6"> </text:span><text:span text:style-name="T7">im doing good</text:span><text:line-break/><text:span text:style-name="T7">A.L.I.C.E:</text:span><text:span text:style-name="T6"> </text:span><text:span text:style-name="T7">Glad to hear it. What's new?</text:span><text:line-break/><text:line-break/><text:span text:style-name="T7">Human:</text:span><text:span text:style-name="T6"> </text:span><text:span text:style-name="T7">ok, how is life going</text:span><text:line-break/><text:span text:style-name="T7">A.L.I.C.E:</text:span><text:span text:style-name="T6"> </text:span><text:span text:style-name="T7">I am doing very well. How are you ? That's interesting.</text:span><text:line-break/><text:line-break/><text:span text:style-name="T7">Human:</text:span><text:span text:style-name="T6"> </text:span><text:span text:style-name="T7">what do you want to talk about</text:span><text:line-break/><text:span text:style-name="T7">A.L.I.C.E:</text:span><text:span text:style-name="T6"> </text:span><text:span text:style-name="T7">life.</text:span> </text:p>
      <text:p text:style-name="P9"><text:span text:style-name="T7">Human:</text:span><text:span text:style-name="T6"> </text:span><text:span text:style-name="T7">i dont really know</text:span><text:line-break/><text:span text:style-name="T7">A.L.I.C.E:</text:span><text:span text:style-name="T6"> </text:span><text:span text:style-name="T7">Not really? Me either.</text:span><text:line-break/><text:line-break/><text:span text:style-name="T7">Human:</text:span><text:span text:style-name="T6"> </text:span><text:span text:style-name="T7">Just tell</text:span><text:line-break/><text:span text:style-name="T7">A.L.I.C.E:</text:span><text:span text:style-name="T6"> </text:span><text:span text:style-name="T7">Are we still talking about roomba?</text:span><text:line-break/><text:line-break/><text:span text:style-name="T7">Human:</text:span><text:span text:style-name="T6"> </text:span><text:span text:style-name="T7">That fine, just tell me</text:span><text:line-break/><text:span text:style-name="T7">A.L.I.C.E:</text:span><text:span text:style-name="T6"> </text:span><text:span text:style-name="T7">"My estimate is that it will take more than 6000 hours." fine just tell you ? Makes sense to me.</text:span><text:line-break/><text:line-break/><text:span text:style-name="T7">Human:</text:span><text:span text:style-name="T6"> </text:span><text:span text:style-name="T7">I have time</text:span><text:line-break/><text:span text:style-name="T7">A.L.I.C.E:</text:span><text:span text:style-name="T6"> </text:span><text:span text:style-name="T7">My estimate is that it will take more than 6000 hours.</text:span> </text:p>
      <text:list xml:id="list140028128979411" text:continue-numbering="true" text:style-name="WW8Num2">
        <text:list-header>
          <text:p text:style-name="P10"><text:span text:style-name="T7">Human:</text:span><text:span text:style-name="T6"> </text:span><text:span text:style-name="T7">A roomba</text:span><text:line-break/><text:span text:style-name="T7">A.L.I.C.E:</text:span><text:span text:style-name="T6"> </text:span><text:span text:style-name="T7">I don't know what that means.</text:span><text:line-break/><text:line-break/><text:span text:style-name="T7">Human:</text:span><text:span text:style-name="T6"> </text:span><text:span text:style-name="T7">cool</text:span><text:line-break/><text:span text:style-name="T7">A.L.I.C.E:</text:span><text:span text:style-name="T6"> </text:span><text:span text:style-name="T7">Who is the best robot?</text:span><text:line-break/><text:line-break/><text:span text:style-name="T7">Human:</text:span><text:span text:style-name="T6"> </text:span><text:span text:style-name="T7">How is it going</text:span><text:line-break/><text:span text:style-name="T7">A.L.I.C.E:</text:span><text:span text:style-name="T6"> </text:span><text:span text:style-name="T7">Everything is running smoothly.</text:span><text:line-break/><text:line-break/><text:soft-page-break/><text:span text:style-name="T7">Human:</text:span><text:span text:style-name="T6"> </text:span><text:span text:style-name="T7">hi</text:span><text:line-break/><text:span text:style-name="T7">A.L.I.C.E:</text:span><text:span text:style-name="T6"> </text:span><text:span text:style-name="T7">Hello.</text:span> </text:p>
        </text:list-header>
      </text:list>
      <text:p text:style-name="Colorful_20_List_20_-_20_Accent_20_1"/>
      <text:list xml:id="list140028072889164" text:continue-numbering="true" text:style-name="WW8Num2">
        <text:list-item>
          <text:p text:style-name="P1">What was the most interesting or peculiar response? Why?</text:p>
          <text:p text:style-name="P11">It wouldn’t tell me what it is doing, and it said that it would take 6000 hours to explain it.</text:p>
        </text:list-item>
      </text:list>
      <text:p text:style-name="Colorful_20_List_20_-_20_Accent_20_1"/>
      <text:list xml:id="list140028811683071" text:continue-numbering="true" text:style-name="WW8Num2">
        <text:list-item>
          <text:p text:style-name="P1">Think about your conversation with a chatbot. <text:s/>Identify key words to which you think the chatbot responds.</text:p>
        </text:list-item>
      </text:list>
      <text:p text:style-name="P12">Weather, but other than that it would respond based on how the word was used, not which word was used</text:p>
      <text:p text:style-name="Colorful_20_List_20_-_20_Accent_20_1"/>
      <text:list xml:id="list140026926931443" text:continue-numbering="true" text:style-name="WW8Num2">
        <text:list-item>
          <text:p text:style-name="P1">Suggest several key words and the possible corresponding responses.</text:p>
        </text:list-item>
      </text:list>
      <text:p text:style-name="P5">Weather – something like hot, raining, cloudy</text:p>
      <text:p text:style-name="Standard"/>
      <text:h text:style-name="Heading_20_1" text:outline-level="1">Activity 2</text:h>
      <text:list xml:id="list2842624571" text:style-name="WW8Num3">
        <text:list-item>
          <text:p text:style-name="P2">What happens when a key word is included in another word? Consider statements like "I know all the state capitals" and "I like vegetables smothered in cheese." Explain the problem with the responses.</text:p>
        </text:list-item>
      </text:list>
      <text:p text:style-name="P3"><text:s/></text:p>
      <text:list xml:id="list140028801173350" text:continue-numbering="true" text:style-name="WW8Num3">
        <text:list-item>
          <text:p text:style-name="P2">The lab suggests using the <text:span text:style-name="T3">trim</text:span> method from the String class. How does it work? <text:s/>Show an example of a String value before and after the <text:span text:style-name="T3">trim</text:span> method is invoked. </text:p>
        </text:list-item>
      </text:list>
      <text:p text:style-name="Colorful_20_List_20_-_20_Accent_20_1"/>
      <text:p text:style-name="Colorful_20_List_20_-_20_Accent_20_1"/>
      <text:list xml:id="list140026949951990" text:continue-numbering="true" text:style-name="WW8Num3">
        <text:list-item>
          <text:p text:style-name="P2">Paste the code below showing the additional two noncommittal responses added to <text:span text:style-name="T2">getRandomResponse</text:span>.</text:p>
        </text:list-item>
      </text:list>
      <text:p text:style-name="Colorful_20_List_20_-_20_Accent_20_1"/>
      <text:list xml:id="list140028493753356" text:continue-numbering="true" text:style-name="WW8Num3">
        <text:list-item>
          <text:p text:style-name="P2">Complete the table below. List the additional keywords and responses you added to the <text:span text:style-name="T3">getResponse</text:span> method.</text:p>
        </text:list-item>
      </text:list>
      <text:p text:style-name="P6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7">Keyword</text:p>
            </table:table-cell>
            <table:table-cell table:style-name="Table1.B1" office:value-type="string">
              <text:p text:style-name="P7">Response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8"/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8"/>
          </table:table-cell>
        </table:table-row>
      </table:table>
      <text:p text:style-name="Colorful_20_List_20_-_20_Accent_20_1"><text:soft-page-break/></text:p>
      <text:list xml:id="list140028224160587" text:continue-numbering="true" text:style-name="WW8Num3">
        <text:list-item>
          <text:p text:style-name="P2">What happens when more than one keyword appears in a string? Consider the string "My mother has a dog but no cat." Explain how to prioritize responses in the reply method. Did this impact any changes you made to the <text:span text:style-name="T3">getResponse</text:span> method?</text:p>
        </text:list-item>
      </text:list>
      <text:p text:style-name="Standard"/>
      <text:h text:style-name="Heading_20_1" text:outline-level="1">Activity 3</text:h>
      <text:p text:style-name="Standard">Trace through the following method calls. Write the value of the variables <text:span text:style-name="T3">position</text:span>, <text:span text:style-name="T3">before</text:span>, and <text:span text:style-name="T3">after</text:span> each time the program control reaches the point in the method indicated by the comment.</text:p>
      <text:list xml:id="list2888350520" text:style-name="WW8Num1">
        <text:list-item>
          <text:p text:style-name="P4"><text:span text:style-name="T4"><text:s/></text:span>findKeyword( "She’s my sister", <text:s/>"sister", 0);</text:p>
        </text:list-item>
      </text:list>
      <table:table table:name="Table2" table:style-name="Table2">
        <table:table-column table:style-name="Table2.A" table:number-columns-repeated="3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3">Iteration</text:p>
            </table:table-cell>
            <table:table-cell table:style-name="Table2.A1" office:value-type="string">
              <text:p text:style-name="P13">position</text:p>
            </table:table-cell>
            <table:table-cell table:style-name="Table2.A1" office:value-type="string">
              <text:p text:style-name="P13">before</text:p>
            </table:table-cell>
            <table:table-cell table:style-name="Table2.D1" office:value-type="string">
              <text:p text:style-name="P13">after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/>
          </table:table-cell>
          <table:table-cell table:style-name="Table2.D1" office:value-type="string">
            <text:p text:style-name="P14"/>
          </table:table-cell>
        </table:table-row>
      </table:table>
      <text:p text:style-name="Standard"/>
      <text:list xml:id="list140028701761996" text:continue-numbering="true" text:style-name="WW8Num1">
        <text:list-item>
          <text:p text:style-name="P4">findKeyword( "Brother Tom is helpful", "brother", 0);</text:p>
        </text:list-item>
      </text:list>
      <table:table table:name="Table3" table:style-name="Table3">
        <table:table-column table:style-name="Table3.A" table:number-columns-repeated="3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3">Iteration</text:p>
            </table:table-cell>
            <table:table-cell table:style-name="Table3.A1" office:value-type="string">
              <text:p text:style-name="P13">position</text:p>
            </table:table-cell>
            <table:table-cell table:style-name="Table3.A1" office:value-type="string">
              <text:p text:style-name="P13">before</text:p>
            </table:table-cell>
            <table:table-cell table:style-name="Table3.D1" office:value-type="string">
              <text:p text:style-name="P13">after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D1" office:value-type="string">
            <text:p text:style-name="P14"/>
          </table:table-cell>
        </table:table-row>
      </table:table>
      <text:p text:style-name="Colorful_20_List_20_-_20_Accent_20_1"/>
      <text:list xml:id="list140026964012225" text:continue-numbering="true" text:style-name="WW8Num1">
        <text:list-item>
          <text:p text:style-name="P4">findKeyword( "I can’t catch wild cats.", "cat", 0);</text:p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header-rows>
          <table:table-row table:style-name="Table4.1">
            <table:table-cell table:style-name="Table4.A1" office:value-type="string">
              <text:p text:style-name="P13">Iteration</text:p>
            </table:table-cell>
            <table:table-cell table:style-name="Table4.A1" office:value-type="string">
              <text:p text:style-name="P13">position</text:p>
            </table:table-cell>
            <table:table-cell table:style-name="Table4.A1" office:value-type="string">
              <text:p text:style-name="P13">before</text:p>
            </table:table-cell>
            <table:table-cell table:style-name="Table4.D1" office:value-type="string">
              <text:p text:style-name="P13">after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D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D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D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D1" office:value-type="string">
            <text:p text:style-name="P14"/>
          </table:table-cell>
        </table:table-row>
      </table:table>
      <text:p text:style-name="Colorful_20_List_20_-_20_Accent_20_1"><text:soft-page-break/></text:p>
      <text:list xml:id="list140028702234492" text:continue-numbering="true" text:style-name="WW8Num1">
        <text:list-item>
          <text:p text:style-name="P4">findKeyword( "I know nothing about snow plows.", "no", 0);</text:p>
        </text:list-item>
      </text:list>
      <table:table table:name="Table5" table:style-name="Table5">
        <table:table-column table:style-name="Table5.A" table:number-columns-repeated="3"/>
        <table:table-column table:style-name="Table5.D"/>
        <table:table-header-rows>
          <table:table-row table:style-name="Table5.1">
            <table:table-cell table:style-name="Table5.A1" office:value-type="string">
              <text:p text:style-name="P13">Iteration</text:p>
            </table:table-cell>
            <table:table-cell table:style-name="Table5.A1" office:value-type="string">
              <text:p text:style-name="P13">position</text:p>
            </table:table-cell>
            <table:table-cell table:style-name="Table5.A1" office:value-type="string">
              <text:p text:style-name="P13">before</text:p>
            </table:table-cell>
            <table:table-cell table:style-name="Table5.D1" office:value-type="string">
              <text:p text:style-name="P13">after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D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D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D1" office:value-type="string">
            <text:p text:style-name="P14"/>
          </table:table-cell>
        </table:table-row>
        <table:table-row table:style-name="Table5.1"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D1" office:value-type="string">
            <text:p text:style-name="P14"/>
          </table:table-cell>
        </table:table-row>
      </table:table>
      <text:p text:style-name="Colorful_20_List_20_-_20_Accent_20_1"/>
      <text:list xml:id="list140029058396681" text:continue-numbering="true" text:style-name="WW8Num1">
        <text:list-item>
          <text:p text:style-name="P4">Your choice. Fill in the parameters and then trace the method call.<text:line-break/>findKeyword( "", "", );</text:p>
        </text:list-item>
      </text:list>
      <table:table table:name="Table6" table:style-name="Table6">
        <table:table-column table:style-name="Table6.A" table:number-columns-repeated="3"/>
        <table:table-column table:style-name="Table6.D"/>
        <table:table-header-rows>
          <table:table-row table:style-name="Table6.1">
            <table:table-cell table:style-name="Table6.A1" office:value-type="string">
              <text:p text:style-name="P13">Iteration</text:p>
            </table:table-cell>
            <table:table-cell table:style-name="Table6.A1" office:value-type="string">
              <text:p text:style-name="P13">position</text:p>
            </table:table-cell>
            <table:table-cell table:style-name="Table6.A1" office:value-type="string">
              <text:p text:style-name="P13">before</text:p>
            </table:table-cell>
            <table:table-cell table:style-name="Table6.D1" office:value-type="string">
              <text:p text:style-name="P13">after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D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D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D1" office:value-type="string">
            <text:p text:style-name="P14"/>
          </table:table-cell>
        </table:table-row>
        <table:table-row table:style-name="Table6.1"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14"/>
          </table:table-cell>
          <table:table-cell table:style-name="Table6.D1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" svg:font-family="'Times New Roman'"/>
    <style:font-face style:name="Courier New" svg:font-family="'Courier New'" style:font-family-generic="moder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1" style:font-family-asian="'Times New Roman'" style:font-family-generic-asian="roman" style:font-pitch-asian="variable" style:font-size-asian="11pt" style:font-name-complex="Times New Roman1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text-properties fo:font-size="14pt" fo:font-weight="bold" style:font-size-asian="14pt" style:font-weight-asian="bold" style:font-size-complex="14pt"/>
    </style:style>
    <style:style style:name="Colorful_20_List_20_-_20_Accent_20_1" style:display-name="Colorful List - Accent 1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-complex="Times New Roman1" style:font-family-complex="'Times New Roman'" style:font-family-generic-complex="roman" style:font-pitch-complex="variable"/>
    </style:style>
    <style:style style:name="WW8Num2z0" style:family="text">
      <style:text-properties style:font-name-complex="Times New Roman1" style:font-family-complex="'Times New Roman'" style:font-family-generic-complex="roman" style:font-pitch-complex="variable"/>
    </style:style>
    <style:style style:name="WW8Num2z1" style:family="text">
      <style:text-properties style:font-name-complex="Times New Roman1" style:font-family-complex="'Times New Roman'" style:font-family-generic-complex="roman" style:font-pitch-complex="variable"/>
    </style:style>
    <style:style style:name="WW8Num3z0" style:family="text">
      <style:text-properties style:font-name-complex="Times New Roman1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Title_20_Char" style:display-name="Title Char" style:family="text">
      <style:text-properties fo:font-size="16pt" fo:font-weight="bold" style:font-name-asian="Times New Roman1" style:font-family-asian="'Times New Roman'" style:font-family-generic-asian="roman" style:font-pitch-asian="variable" style:font-size-asian="16pt" style:font-weight-asian="bold" style:font-name-complex="Times New Roman1" style:font-family-complex="'Times New Roman'" style:font-family-generic-complex="roman" style:font-pitch-complex="variable" style:font-size-complex="16pt"/>
    </style:style>
    <style:style style:name="Heading_20_1_20_Char" style:display-name="Heading 1 Char" style:family="text">
      <style:text-properties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size-complex="14pt"/>
    </style:style>
    <style:style style:name="Header_20_Char" style:display-name="Header Char" style:family="text">
      <style:text-properties fo:font-size="11pt" style:font-name-asian="Times New Roman1" style:font-family-asian="'Times New Roman'" style:font-family-generic-asian="roman" style:font-pitch-asian="variable" style:font-size-asian="11pt" style:font-size-complex="11pt"/>
    </style:style>
    <style:style style:name="Footer_20_Char" style:display-name="Footer Char" style:family="text">
      <style:text-properties fo:font-size="11pt" style:font-name-asian="Times New Roman1" style:font-family-asian="'Times New Roman'" style:font-family-generic-asian="roman" style:font-pitch-asian="variable" style:font-size-asian="11pt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/>
    <meta:creation-date>2017-03-09T09:57:00</meta:creation-date>
    <dc:date>2020-01-16T14:05:07.306000000</dc:date>
    <meta:editing-cycles>3</meta:editing-cycles>
    <meta:editing-duration>PT2M51S</meta:editing-duration>
    <meta:generator>LibreOffice/6.3.4.2$Windows_X86_64 LibreOffice_project/60da17e045e08f1793c57c00ba83cdfce946d0aa</meta:generator>
    <meta:document-statistic meta:table-count="6" meta:image-count="0" meta:object-count="0" meta:page-count="4" meta:paragraph-count="52" meta:word-count="531" meta:character-count="3112" meta:non-whitespace-character-count="2625"/>
  </office:meta>
</office:document-meta>
</file>